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text-properties officeooo:paragraph-rsid="0019707d"/>
    </style:style>
    <style:style style:name="P2" style:family="paragraph" style:parent-style-name="Standard">
      <style:text-properties fo:font-weight="bold" officeooo:paragraph-rsid="0019707d" style:font-weight-asian="bold" style:font-weight-complex="bold"/>
    </style:style>
    <style:style style:name="P3" style:family="paragraph" style:parent-style-name="Standard">
      <style:text-properties officeooo:paragraph-rsid="0019707d"/>
    </style:style>
    <style:style style:name="P4" style:family="paragraph" style:parent-style-name="Standard">
      <style:paragraph-properties fo:margin-left="0in" fo:margin-right="0in" fo:text-indent="0.5in" style:auto-text-indent="false"/>
      <style:text-properties officeooo:paragraph-rsid="0019707d"/>
    </style:style>
    <style:style style:name="T1" style:family="text">
      <style:text-properties style:text-position="super 58%"/>
    </style:style>
    <style:style style:name="T2" style:family="text">
      <style:text-properties fo:color="#ff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Hit Points </text:h>
      <text:p text:style-name="P2"/>
      <text:p text:style-name="P3"><text:tab/>All characters in the Eltara game begin play with six hit points. As you attain each new level you gain an additional three hit points up to 20<text:span text:style-name="T1">th</text:span> level. There are skills that allow you to gain extra hit points, and you must spend DP’s to get them. Using the purchased hit points can give a character a maximum of seventy-five hit points.</text:p>
      <text:p text:style-name="P3"/>
      <text:h text:style-name="P1" text:outline-level="2">Damage</text:h>
      <text:p text:style-name="P3"/>
      <text:p text:style-name="P3"><text:tab/>Damage can take many forms from spells, poisons, traps or weapon blows. Spells, poisons, and traps all deal a set number for damage. </text:p>
      <text:p text:style-name="P3"/>
      <text:p text:style-name="P3">Example: The spell Flame Whip (4<text:span text:style-name="T1">th</text:span> level) deals twenty points of damage, whereas a fourth-level explosive trap also deals twenty points.</text:p>
      <text:p text:style-name="P3"/>
      <text:p text:style-name="P3"><text:tab/>All weapons in Eltara deal one point of damage. This is done so that combat can be kept as quiet as possible. The ability to hear a spell incant or the type of poison you have been hit with keeps the flow of the game and will not create holds <text:span text:style-name="T2">or</text:span> stoppage of play. </text:p>
      <text:p text:style-name="P4">There are skills that allow characters to increase the damage that they do. This damage is called out upon use of the skill. Skills such as Crushing Blow, and Assassinate are two types of these skills. See the skill descriptions in the skill list (Table 1) for further information.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8T11:07:07.642035485</meta:creation-date>
    <dc:date>2018-08-28T11:07:17.992449690</dc:date>
    <meta:editing-duration>PT10S</meta:editing-duration>
    <meta:editing-cycles>1</meta:editing-cycles>
    <meta:document-statistic meta:table-count="0" meta:image-count="0" meta:object-count="0" meta:page-count="1" meta:paragraph-count="7" meta:word-count="213" meta:character-count="1172" meta:non-whitespace-character-count="959"/>
    <meta:generator>LibreOffice/6.0.3.2$Linux_X86_64 LibreOffice_project/00m0$Build-2</meta:generator>
  </office:meta>
</office:document-meta>
</file>